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1f97" officeooo:paragraph-rsid="00051f97"/>
    </style:style>
    <style:style style:name="P2" style:family="paragraph" style:parent-style-name="Standard">
      <style:text-properties officeooo:rsid="0006efde" officeooo:paragraph-rsid="0006efde"/>
    </style:style>
    <style:style style:name="P3" style:family="paragraph" style:parent-style-name="Standard">
      <style:text-properties style:font-name="Liberation Mono" fo:font-size="10pt" officeooo:rsid="0006bb3c" officeooo:paragraph-rsid="0006bb3c" style:font-size-asian="10pt" style:font-size-complex="10pt"/>
    </style:style>
    <style:style style:name="P4" style:family="paragraph" style:parent-style-name="Standard">
      <style:paragraph-properties fo:margin-left="0.714cm" fo:margin-right="0cm" fo:text-indent="0cm" style:auto-text-indent="false"/>
      <style:text-properties style:font-name="Liberation Mono" fo:font-size="10pt" officeooo:rsid="0006efde" officeooo:paragraph-rsid="0006efde" style:font-size-asian="10pt" style:font-size-complex="10pt"/>
    </style:style>
    <style:style style:name="P5" style:family="paragraph" style:parent-style-name="Text_20_body">
      <style:text-properties officeooo:rsid="0006bb3c" officeooo:paragraph-rsid="0006bb3c"/>
    </style:style>
    <style:style style:name="P6" style:family="paragraph" style:parent-style-name="Heading_20_1">
      <style:text-properties style:font-name="Liberation Sans"/>
    </style:style>
    <style:style style:name="P7" style:family="paragraph" style:parent-style-name="Heading_20_1">
      <style:text-properties style:font-name="Liberation Sans" fo:font-size="16.1000003814697pt" style:font-size-asian="16.1000003814697pt" style:font-size-complex="16.1000003814697pt"/>
    </style:style>
    <style:style style:name="P8" style:family="paragraph" style:parent-style-name="Standard">
      <style:text-properties officeooo:rsid="0006bb3c" officeooo:paragraph-rsid="0006bb3c"/>
    </style:style>
    <style:style style:name="P9" style:family="paragraph" style:parent-style-name="Standard" style:list-style-name="L12">
      <style:text-properties officeooo:paragraph-rsid="0012e9ba"/>
    </style:style>
    <style:style style:name="P10" style:family="paragraph" style:parent-style-name="Standard">
      <style:text-properties officeooo:paragraph-rsid="00051f97"/>
    </style:style>
    <style:style style:name="P11" style:family="paragraph" style:parent-style-name="Standard">
      <style:text-properties officeooo:rsid="00069a9c" officeooo:paragraph-rsid="00051f97"/>
    </style:style>
    <style:style style:name="P12" style:family="paragraph" style:parent-style-name="Subtitle">
      <style:text-properties officeooo:rsid="0008357c" officeooo:paragraph-rsid="0008357c"/>
    </style:style>
    <style:style style:name="P13" style:family="paragraph" style:parent-style-name="Text_20_body" style:list-style-name="L1">
      <style:text-properties officeooo:rsid="00069a9c" officeooo:paragraph-rsid="00069a9c"/>
    </style:style>
    <style:style style:name="P14" style:family="paragraph" style:parent-style-name="Text_20_body" style:list-style-name="L2">
      <style:text-properties officeooo:rsid="0006bb3c" officeooo:paragraph-rsid="0006bb3c"/>
    </style:style>
    <style:style style:name="P15" style:family="paragraph" style:parent-style-name="Text_20_body">
      <style:text-properties officeooo:paragraph-rsid="00099f3c"/>
    </style:style>
    <style:style style:name="P16" style:family="paragraph" style:parent-style-name="Text_20_body" style:list-style-name="L3">
      <style:text-properties officeooo:paragraph-rsid="00099f3c"/>
    </style:style>
    <style:style style:name="P17" style:family="paragraph" style:parent-style-name="Text_20_body" style:list-style-name="L4">
      <style:text-properties officeooo:paragraph-rsid="00099f3c"/>
    </style:style>
    <style:style style:name="P18" style:family="paragraph" style:parent-style-name="Text_20_body">
      <style:text-properties style:font-name="Liberation Mono" fo:font-size="10pt" officeooo:paragraph-rsid="000e5c51" style:font-size-asian="10pt" style:font-size-complex="10pt"/>
    </style:style>
    <style:style style:name="P19" style:family="paragraph" style:parent-style-name="Text_20_body">
      <style:text-properties style:font-name="Liberation Mono" fo:font-size="10pt" officeooo:paragraph-rsid="000fb017" style:font-size-asian="10pt" style:font-size-complex="10pt"/>
    </style:style>
    <style:style style:name="P20" style:family="paragraph" style:parent-style-name="Text_20_body">
      <style:text-properties style:font-name="Liberation Mono" fo:font-size="10pt" officeooo:paragraph-rsid="0011a66d" style:font-size-asian="10pt" style:font-size-complex="10pt"/>
    </style:style>
    <style:style style:name="P21" style:family="paragraph" style:parent-style-name="Text_20_body" style:list-style-name="L6">
      <style:text-properties officeooo:paragraph-rsid="00099f3c"/>
    </style:style>
    <style:style style:name="P22" style:family="paragraph" style:parent-style-name="Text_20_body" style:list-style-name="L6">
      <style:text-properties officeooo:paragraph-rsid="000b9bc1"/>
    </style:style>
    <style:style style:name="P23" style:family="paragraph" style:parent-style-name="Text_20_body" style:list-style-name="L6">
      <style:text-properties officeooo:paragraph-rsid="000d15c0"/>
    </style:style>
    <style:style style:name="P24" style:family="paragraph" style:parent-style-name="Text_20_body">
      <style:text-properties officeooo:paragraph-rsid="000d15c0"/>
    </style:style>
    <style:style style:name="P25" style:family="paragraph" style:parent-style-name="Text_20_body" style:list-style-name="L8">
      <style:text-properties officeooo:paragraph-rsid="000fb017"/>
    </style:style>
    <style:style style:name="P26" style:family="paragraph" style:parent-style-name="Text_20_body">
      <style:text-properties officeooo:paragraph-rsid="000fb017"/>
    </style:style>
    <style:style style:name="P27" style:family="paragraph" style:parent-style-name="Text_20_body" style:list-style-name="L9">
      <style:text-properties officeooo:paragraph-rsid="000fb017"/>
    </style:style>
    <style:style style:name="P28" style:family="paragraph" style:parent-style-name="Text_20_body" style:list-style-name="L10">
      <style:text-properties officeooo:paragraph-rsid="000fb017"/>
    </style:style>
    <style:style style:name="P29" style:family="paragraph" style:parent-style-name="Text_20_body" style:list-style-name="L11">
      <style:text-properties officeooo:paragraph-rsid="000fb017"/>
    </style:style>
    <style:style style:name="P30" style:family="paragraph" style:parent-style-name="Text_20_body">
      <style:text-properties officeooo:paragraph-rsid="0012e9ba"/>
    </style:style>
    <style:style style:name="P31" style:family="paragraph" style:parent-style-name="Text_20_body" style:list-style-name="L12">
      <style:text-properties officeooo:paragraph-rsid="0012e9ba"/>
    </style:style>
    <style:style style:name="P32" style:family="paragraph" style:parent-style-name="Text_20_body" style:list-style-name="L12">
      <style:text-properties officeooo:paragraph-rsid="0014d793"/>
    </style:style>
    <style:style style:name="P33" style:family="paragraph" style:parent-style-name="Text_20_body">
      <style:text-properties officeooo:paragraph-rsid="0014d793"/>
    </style:style>
    <style:style style:name="P34" style:family="paragraph" style:parent-style-name="Text_20_body">
      <style:text-properties officeooo:paragraph-rsid="0018a5a7"/>
    </style:style>
    <style:style style:name="P35" style:family="paragraph" style:parent-style-name="Text_20_body">
      <style:text-properties officeooo:paragraph-rsid="00197ef4"/>
    </style:style>
    <style:style style:name="P36" style:family="paragraph" style:parent-style-name="Text_20_body">
      <style:paragraph-properties fo:margin-left="0.714cm" fo:margin-right="0cm" fo:text-indent="0cm" style:auto-text-indent="false"/>
      <style:text-properties style:font-name="Liberation Mono" fo:font-size="10pt" officeooo:paragraph-rsid="00099f3c" style:font-size-asian="10pt" style:font-size-complex="10pt"/>
    </style:style>
    <style:style style:name="P37" style:family="paragraph" style:parent-style-name="Text_20_body">
      <style:paragraph-properties fo:margin-top="0cm" fo:margin-bottom="0.011cm" style:contextual-spacing="false"/>
      <style:text-properties officeooo:paragraph-rsid="00197ef4"/>
    </style:style>
    <style:style style:name="P38" style:family="paragraph" style:parent-style-name="Text_20_body">
      <style:paragraph-properties fo:margin-left="1.058cm" fo:margin-right="0cm" fo:margin-top="0cm" fo:margin-bottom="0.011cm" style:contextual-spacing="false" fo:text-indent="0cm" style:auto-text-indent="false"/>
      <style:text-properties style:font-name="Liberation Mono" fo:font-size="10pt" officeooo:paragraph-rsid="00197ef4" style:font-size-asian="10pt" style:font-size-complex="10pt"/>
    </style:style>
    <style:style style:name="P39" style:family="paragraph" style:parent-style-name="Heading_20_2">
      <style:text-properties officeooo:paragraph-rsid="00099f3c"/>
    </style:style>
    <style:style style:name="P4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051f97"/>
    </style:style>
    <style:style style:name="T2" style:family="text">
      <style:text-properties officeooo:rsid="00069a9c"/>
    </style:style>
    <style:style style:name="T3" style:family="text">
      <style:text-properties officeooo:rsid="0008357c"/>
    </style:style>
    <style:style style:name="T4" style:family="text">
      <style:text-properties officeooo:rsid="00099f3c"/>
    </style:style>
    <style:style style:name="T5" style:family="text">
      <style:text-properties style:font-name="OpenSymbol1" officeooo:rsid="00099f3c" style:font-name-asian="OpenSymbol1" style:font-name-complex="OpenSymbol1"/>
    </style:style>
    <style:style style:name="T6" style:family="text">
      <style:text-properties style:font-name="OpenSymbol1" fo:font-size="10.5pt" officeooo:rsid="00099f3c" style:font-name-asian="OpenSymbol1" style:font-size-asian="10.5pt" style:font-name-complex="OpenSymbol1" style:font-size-complex="10.5pt"/>
    </style:style>
    <style:style style:name="T7" style:family="text">
      <style:text-properties style:font-name="Liberation Serif" officeooo:rsid="00099f3c" style:font-name-asian="OpenSymbol1" style:font-name-complex="OpenSymbol1"/>
    </style:style>
    <style:style style:name="T8" style:family="text">
      <style:text-properties style:font-name="Liberation Serif" officeooo:rsid="000b9bc1" style:font-name-asian="OpenSymbol1" style:font-name-complex="OpenSymbol1"/>
    </style:style>
    <style:style style:name="T9" style:family="text">
      <style:text-properties style:font-name="Liberation Serif" officeooo:rsid="000d15c0" style:font-name-asian="OpenSymbol1" style:font-name-complex="OpenSymbol1"/>
    </style:style>
    <style:style style:name="T10" style:family="text">
      <style:text-properties style:font-name="Liberation Serif" officeooo:rsid="000e5c51" style:font-name-asian="OpenSymbol1" style:font-name-complex="OpenSymbol1"/>
    </style:style>
    <style:style style:name="T11" style:family="text">
      <style:text-properties style:font-name="Liberation Serif" officeooo:rsid="000fb017" style:font-name-asian="OpenSymbol1" style:font-name-complex="OpenSymbol1"/>
    </style:style>
    <style:style style:name="T12" style:family="text">
      <style:text-properties style:font-name="Liberation Serif" officeooo:rsid="0012e9ba" style:font-name-asian="OpenSymbol1" style:font-name-complex="OpenSymbol1"/>
    </style:style>
    <style:style style:name="T13" style:family="text">
      <style:text-properties style:font-name="Liberation Serif" fo:font-size="12pt" officeooo:rsid="0012e9ba" style:font-name-asian="OpenSymbol1" style:font-size-asian="10.5pt" style:font-name-complex="OpenSymbol1" style:font-size-complex="12pt"/>
    </style:style>
    <style:style style:name="T14" style:family="text">
      <style:text-properties style:font-name="Liberation Serif" fo:font-size="12pt" officeooo:rsid="00099f3c" style:font-name-asian="OpenSymbol1" style:font-size-asian="10.5pt" style:font-name-complex="OpenSymbol1" style:font-size-complex="12pt"/>
    </style:style>
    <style:style style:name="T15" style:family="text">
      <style:text-properties style:font-name="Liberation Serif" fo:font-size="12pt" officeooo:rsid="000d15c0" style:font-name-asian="OpenSymbol1" style:font-size-asian="10.5pt" style:font-name-complex="OpenSymbol1" style:font-size-complex="12pt"/>
    </style:style>
    <style:style style:name="T16" style:family="text">
      <style:text-properties style:font-name="Liberation Serif" fo:font-size="12pt" officeooo:rsid="000b9bc1" style:font-name-asian="OpenSymbol1" style:font-size-asian="10.5pt" style:font-name-complex="OpenSymbol1" style:font-size-complex="12pt"/>
    </style:style>
    <style:style style:name="T17" style:family="text">
      <style:text-properties style:font-name="Liberation Serif" fo:font-size="12pt" officeooo:rsid="0014d793" style:font-name-asian="OpenSymbol1" style:font-size-asian="10.5pt" style:font-name-complex="OpenSymbol1" style:font-size-complex="12pt"/>
    </style:style>
    <style:style style:name="T18" style:family="text">
      <style:text-properties style:font-name="Liberation Serif" fo:font-size="12pt" officeooo:rsid="0018a5a7" style:font-name-asian="OpenSymbol1" style:font-size-asian="10.5pt" style:font-name-complex="OpenSymbol1" style:font-size-complex="12pt"/>
    </style:style>
    <style:style style:name="T19" style:family="text">
      <style:text-properties style:font-name="Liberation Serif" fo:font-size="12pt" officeooo:rsid="00197ef4" style:font-name-asian="OpenSymbol1" style:font-size-asian="10.5pt" style:font-name-complex="OpenSymbol1" style:font-size-complex="12pt"/>
    </style:style>
    <style:style style:name="T20" style:family="text">
      <style:text-properties style:font-name="Liberation Sans" fo:font-size="10pt" officeooo:rsid="00099f3c" style:font-name-asian="OpenSymbol1" style:font-size-asian="10pt" style:font-name-complex="OpenSymbol1" style:font-size-complex="10pt"/>
    </style:style>
    <style:style style:name="T21" style:family="text">
      <style:text-properties style:font-name="Liberation Sans" fo:font-size="10.5pt" officeooo:rsid="00099f3c" style:font-name-asian="OpenSymbol1" style:font-size-asian="10.5pt" style:font-name-complex="OpenSymbol1" style:font-size-complex="10.5pt"/>
    </style:style>
    <style:style style:name="T22" style:family="text">
      <style:text-properties officeooo:rsid="00099f3c" style:font-name-asian="OpenSymbol1" style:font-name-complex="OpenSymbol1"/>
    </style:style>
    <style:style style:name="T23" style:family="text">
      <style:text-properties officeooo:rsid="000e5c51" style:font-name-asian="OpenSymbol1" style:font-name-complex="OpenSymbol1"/>
    </style:style>
    <style:style style:name="T24" style:family="text">
      <style:text-properties officeooo:rsid="000fb017" style:font-name-asian="OpenSymbol1" style:font-name-complex="OpenSymbol1"/>
    </style:style>
    <style:style style:name="T25" style:family="text">
      <style:text-properties officeooo:rsid="0011a66d" style:font-name-asian="OpenSymbol1" style:font-name-complex="OpenSymbol1"/>
    </style:style>
    <style:style style:name="T26" style:family="text">
      <style:text-properties officeooo:rsid="0018a5a7" style:font-name-asian="OpenSymbol1" style:font-name-complex="OpenSymbol1"/>
    </style:style>
    <style:style style:name="T27" style:family="text">
      <style:text-properties officeooo:rsid="0012e9ba" style:font-name-asian="OpenSymbol1" style:font-name-complex="OpenSymbol1"/>
    </style:style>
    <style:style style:name="T28" style:family="text">
      <style:text-properties officeooo:rsid="00197ef4" style:font-name-asian="OpenSymbol1" style:font-name-complex="OpenSymbol1"/>
    </style:style>
    <style:style style:name="T29" style:family="text">
      <style:text-properties style:font-name="Liberation Mono" fo:font-size="10pt" officeooo:rsid="000d15c0" style:font-name-asian="OpenSymbol1" style:font-size-asian="8.75pt" style:font-name-complex="OpenSymbol1" style:font-size-complex="10pt"/>
    </style:style>
    <style:style style:name="T30" style:family="text">
      <style:text-properties style:font-name="Liberation Mono" fo:font-size="10pt" officeooo:rsid="0012e9ba" style:font-name-asian="OpenSymbol1" style:font-size-asian="8.75pt" style:font-name-complex="OpenSymbol1" style:font-size-complex="10pt"/>
    </style:style>
    <style:style style:name="T31" style:family="text">
      <style:text-properties style:font-name="Liberation Mono" fo:font-size="10pt" officeooo:rsid="000d15c0" style:font-name-asian="OpenSymbol1" style:font-size-asian="10pt" style:font-name-complex="OpenSymbol1" style:font-size-complex="10pt"/>
    </style:style>
    <style:style style:name="T32" style:family="text">
      <style:text-properties style:font-name="Liberation Mono" fo:font-size="10pt" officeooo:rsid="0014d793" style:font-name-asian="OpenSymbol1" style:font-size-asian="10pt" style:font-name-complex="OpenSymbol1" style:font-size-complex="10pt"/>
    </style:style>
    <style:style style:name="T33" style:family="text">
      <style:text-properties style:font-name="Liberation Mono" fo:font-size="10pt" fo:font-style="italic" officeooo:rsid="000d15c0" style:font-name-asian="OpenSymbol1" style:font-size-asian="10pt" style:font-style-asian="italic" style:font-name-complex="OpenSymbol1" style:font-size-complex="10pt" style:font-style-complex="italic"/>
    </style:style>
    <style:style style:name="T34" style:family="text">
      <style:text-properties officeooo:rsid="0012e9ba"/>
    </style:style>
    <style:style style:name="T35" style:family="text">
      <style:text-properties fo:font-size="12pt" officeooo:rsid="00197ef4" style:font-name-asian="OpenSymbol1" style:font-size-asian="10.5pt" style:font-name-complex="OpenSymbol1" style:font-size-complex="12pt"/>
    </style:style>
    <style:style style:name="T36" style:family="text">
      <style:text-properties officeooo:rsid="0016525b"/>
    </style:style>
    <style:style style:name="T37" style:family="text">
      <style:text-properties style:text-position="super 58%" style:font-name="Liberation Serif" fo:font-size="10pt" officeooo:rsid="0018c10a" style:font-name-asian="OpenSymbol1" style:font-size-asian="10.5pt" style:font-name-complex="OpenSymbol1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<text:bookmark-start text:name="__RefHeading__306_1909964891"/><text:span text:style-name="T3">Beginning to use</text:span> the clockwork programming language <text:bookmark-end text:name="__RefHeading__306_1909964891"/></text:h>
      <text:p text:style-name="P12">Martin Leadbeater, Sep 2013</text:p>
      <text:p text:style-name="P1"/>
      <text:p text:style-name="P10"><text:span text:style-name="T1">This tutorial aims to show </text:span><text:span text:style-name="T2">how clockwork </text:span><text:span text:style-name="T36">and its related tools </text:span><text:span text:style-name="T2">can be used to explore some sample programs.</text:span></text:p>
      <text:p text:style-name="P10"><text:span text:style-name="T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306_1909964891" text:style-name="Index_20_Link" text:visited-style-name="Index_20_Link">Beginning to use the clockwork programming language <text:tab/>1</text:a></text:p>
          <text:p text:style-name="P40"><text:a xlink:type="simple" xlink:href="#__RefHeading__308_1909964891" text:style-name="Index_20_Link" text:visited-style-name="Index_20_Link"><text:s/>1 Getting Started<text:tab/>1</text:a></text:p>
          <text:p text:style-name="P41"><text:a xlink:type="simple" xlink:href="#__RefHeading__310_1909964891" text:style-name="Index_20_Link" text:visited-style-name="Index_20_Link"><text:s/>1.1 Install clockwork<text:tab/>1</text:a></text:p>
          <text:p text:style-name="P41"><text:a xlink:type="simple" xlink:href="#__RefHeading__312_1909964891" text:style-name="Index_20_Link" text:visited-style-name="Index_20_Link"><text:s/>1.2 Run clockwork<text:tab/>1</text:a></text:p>
          <text:p text:style-name="P40"><text:a xlink:type="simple" xlink:href="#__RefHeading__314_1909964891" text:style-name="Index_20_Link" text:visited-style-name="Index_20_Link"><text:s/>2 Using the interactive shell<text:tab/>2</text:a></text:p>
          <text:p text:style-name="P41"><text:a xlink:type="simple" xlink:href="#__RefHeading__316_1909964891" text:style-name="Index_20_Link" text:visited-style-name="Index_20_Link"><text:s/>2.1 Starting iosh<text:tab/>2</text:a></text:p>
          <text:p text:style-name="P40"><text:a xlink:type="simple" xlink:href="#__RefHeading__318_1909964891" text:style-name="Index_20_Link" text:visited-style-name="Index_20_Link"><text:s/>3 Monitoring clockwork while it is running<text:tab/>3</text:a></text:p>
        </text:index-body>
      </text:table-of-content>
      <text:p text:style-name="P11"/>
      <text:h text:style-name="Heading_20_1" text:outline-level="1"><text:bookmark-start text:name="__RefHeading__308_1909964891"/>Getting Started<text:bookmark-end text:name="__RefHeading__308_1909964891"/></text:h>
      <text:p text:style-name="P2">The clockwork programming language is intended for monitoring and controlling systems and as such, clockwork programs normally run continuously. The distribution includes a small program: "hello.cw" that displays "Hello World" and then exits. <text:s/>The program script is:</text:p>
      <text:p text:style-name="P2"/>
      <text:p text:style-name="P4">Hello MACHINE { ENTER INIT { LOG "Hello World"; SHUTDOWN } } </text:p>
      <text:p text:style-name="P4">hello Hello; </text:p>
      <text:p text:style-name="P2"/>
      <text:p text:style-name="P2">This following subsections aim to help you execute the hello.cw program.</text:p>
      <text:p text:style-name="P2"/>
      <text:h text:style-name="Heading_20_2" text:outline-level="2"><text:bookmark-start text:name="__RefHeading__310_1909964891"/>Install clockwork<text:bookmark-end text:name="__RefHeading__310_1909964891"/></text:h>
      <text:list xml:id="list6525981911" text:style-name="L1">
        <text:list-item>
          <text:p text:style-name="P13">git clone http://github.com/latproc/clockwork</text:p>
        </text:list-item>
        <text:list-item>
          <text:p text:style-name="P13">cd clockwork/iod</text:p>
        </text:list-item>
        <text:list-item>
          <text:p text:style-name="P13">make -f Makefile.cw</text:p>
        </text:list-item>
      </text:list>
      <text:h text:style-name="Heading_20_2" text:outline-level="2"><text:bookmark-start text:name="__RefHeading__312_1909964891"/>Run clockwork<text:bookmark-end text:name="__RefHeading__312_1909964891"/></text:h>
      <text:list xml:id="list75627223" text:style-name="L2">
        <text:list-item>
          <text:p text:style-name="P14">cd ../tests</text:p>
        </text:list-item>
        <text:list-item>
          <text:p text:style-name="P14">../iod/cw hello.cw</text:p>
        </text:list-item>
      </text:list>
      <text:p text:style-name="P5">The program will display a hello message:</text:p>
      <text:p text:style-name="P3"><text:tab/>2013-09-03 15:39:36.689 ------- hello: Hello World ------- </text:p>
      <text:p text:style-name="P8"/>
      <text:h text:style-name="Heading_20_1" text:outline-level="1"><text:bookmark-start text:name="__RefHeading__314_1909964891"/><text:soft-page-break/><text:span text:style-name="T4">Using the interactive shell</text:span><text:bookmark-end text:name="__RefHeading__314_1909964891"/></text:h>
      <text:p text:style-name="P15"><text:span text:style-name="T4">Clockwork programs run continuously and it is possible to interact with them using a number of techniques:</text:span></text:p>
      <text:list xml:id="list652619391" text:style-name="L3">
        <text:list-item>
          <text:p text:style-name="P16"><text:span text:style-name="T4">the interactive shell (iosh)</text:span></text:p>
        </text:list-item>
        <text:list-item>
          <text:p text:style-name="P16"><text:span text:style-name="T4">the web user interface (to be covered later in this document)</text:span></text:p>
        </text:list-item>
        <text:list-item>
          <text:p text:style-name="P16"><text:span text:style-name="T4">using </text:span><text:span text:style-name="T5">∅</text:span><text:span text:style-name="T20">MQ</text:span><text:span text:style-name="T7"> (zeromq)</text:span></text:p>
        </text:list-item>
        <text:list-item>
          <text:p text:style-name="P16"><text:span text:style-name="T7">using modbus</text:span></text:p>
        </text:list-item>
      </text:list>
      <text:p text:style-name="P15"><text:span text:style-name="T7">The simplest of these to start with is iosh.</text:span></text:p>
      <text:h text:style-name="P39" text:outline-level="2"><text:bookmark-start text:name="__RefHeading__316_1909964891"/><text:span text:style-name="T7">Starting iosh</text:span><text:bookmark-end text:name="__RefHeading__316_1909964891"/></text:h>
      <text:list xml:id="list75728623" text:style-name="L4">
        <text:list-item>
          <text:p text:style-name="P17"><text:span text:style-name="T7">execute the steps in section 1.1, above; those step build 'cw' and 'iosh'</text:span></text:p>
        </text:list-item>
        <text:list-item>
          <text:p text:style-name="P17"><text:span text:style-name="T7">run iod/iosh (if you are still in the clockwork/iod directory, simply type </text:span></text:p>
          <text:list>
            <text:list-header>
              <text:p text:style-name="P17"><text:span text:style-name="T7">./iosh</text:span></text:p>
            </text:list-header>
          </text:list>
        </text:list-item>
      </text:list>
      <text:p text:style-name="P15"><text:span text:style-name="T7">You should see a prompt like the following:</text:span></text:p>
      <text:p text:style-name="P15"><text:span text:style-name="T7"/></text:p>
      <text:p text:style-name="P36"><text:span text:style-name="T22">Connecting to tcp://127.0.0.1:5555</text:span></text:p>
      <text:p text:style-name="P36"><text:span text:style-name="T22"></text:span></text:p>
      <text:p text:style-name="P36"><text:span text:style-name="T22">Enter HELP; for help. Note that ';' is required at the end of each command</text:span></text:p>
      <text:p text:style-name="P36"><text:span text:style-name="T22"><text:s text:c="2"/>use exit; or ctrl-D to exit this program</text:span></text:p>
      <text:p text:style-name="P15"><text:span text:style-name="T7"/></text:p>
      <text:list xml:id="list438844903" text:style-name="L6">
        <text:list-item>
          <text:p text:style-name="P21"><text:span text:style-name="T7">enter HELP; to display a list of available commands</text:span></text:p>
        </text:list-item>
        <text:list-item>
          <text:p text:style-name="P22"><text:span text:style-name="T9">in another terminal, </text:span><text:span text:style-name="T8">run clockwork against one of the test </text:span><text:span text:style-name="T9">files in the clockwork/tests directory:<text:line-break/><text:line-break/><text:tab/></text:span><text:span text:style-name="T29">./cw ../tests/blink.cw<text:line-break/></text:span></text:p>
        </text:list-item>
        <text:list-item>
          <text:p text:style-name="P23"><text:span text:style-name="T9">back in iosh, </text:span><text:span text:style-name="T7">enter LIST; to display a list of machines that the clockwork program is running;<text:line-break/><text:line-break/><text:tab/></text:span><text:span text:style-name="T31">&gt; LIST;<text:tab/><text:tab/><text:tab/></text:span><text:span text:style-name="T33">type this</text:span><text:span text:style-name="T31"><text:line-break/><text:tab/>blinker Blinker<text:tab/><text:tab/></text:span><text:span text:style-name="T33">clockwork responds with this</text:span></text:p>
        </text:list-item>
      </text:list>
      <text:p text:style-name="P26"><text:span text:style-name="T10"/></text:p>
      <text:list xml:id="list1081966368" text:style-name="L8">
        <text:list-item>
          <text:p text:style-name="P25"><text:span text:style-name="T10">Look at the source for the blink program:</text:span></text:p>
        </text:list-item>
      </text:list>
      <text:p text:style-name="P19"><text:span text:style-name="T23"><text:tab/></text:span><text:span text:style-name="T24">1</text:span><text:span text:style-name="T23"><text:tab/>Blinker MACHINE {<text:line-break/><text:tab/></text:span><text:span text:style-name="T24">2</text:span><text:span text:style-name="T23"><text:tab/> <text:s/>on STATE;<text:line-break/><text:tab/></text:span><text:span text:style-name="T24">3</text:span><text:span text:style-name="T23"><text:tab/> <text:s/>off STATE;</text:span></text:p>
      <text:p text:style-name="P19"><text:span text:style-name="T23"><text:tab/></text:span><text:span text:style-name="T24">4</text:span><text:span text:style-name="T23"><text:tab/> <text:s/>ENTER on { WAIT 1000; SET SELF TO off; }<text:line-break/><text:tab/></text:span><text:span text:style-name="T24">5</text:span><text:span text:style-name="T23"><text:tab/> <text:s/>ENTER off { WAIT 1000; SET SELF TO on; }</text:span></text:p>
      <text:p text:style-name="P19"><text:span text:style-name="T23"><text:tab/></text:span><text:span text:style-name="T24">6</text:span><text:span text:style-name="T23"><text:tab/>}</text:span></text:p>
      <text:p text:style-name="P19"><text:span text:style-name="T23"><text:tab/></text:span><text:span text:style-name="T24">7</text:span><text:span text:style-name="T23"><text:tab/>blinker Blinker;</text:span></text:p>
      <text:p text:style-name="P26"><text:soft-page-break/><text:span text:style-name="T11">Note that the machine has two states, 'on' and 'off' the two ENTER functions cause the machine to flip between on and off after a delay of 1000ms. </text:span></text:p>
      <text:list xml:id="list1331379908" text:style-name="L9">
        <text:list-item>
          <text:p text:style-name="P27"><text:span text:style-name="T10">you can also describe the internals of the blinker machine:<text:line-break/></text:span></text:p>
        </text:list-item>
      </text:list>
      <text:p text:style-name="P18"><text:span text:style-name="T23"><text:tab/>1<text:tab/>&gt; DESCRIBE blinker;<text:line-break/><text:tab/>2<text:tab/>&gt; ---------------<text:line-break/><text:tab/>3<text:tab/>blinker: INIT <text:line-break/><text:tab/>4<text:tab/> <text:s/>Class: Blinker instantiated at: blink.cw line:10<text:line-break/><text:tab/>5<text:tab/>properties:<text:line-break/><text:tab/>6<text:tab/> <text:s/>NAME:blinker,STATE:INIT<text:line-break/><text:tab/>7<text:tab/><text:line-break/><text:tab/>8<text:tab/>Timer: 24503</text:span></text:p>
      <text:p text:style-name="P26"><text:span text:style-name="T9"><text:tab/></text:span><text:span text:style-name="T10">From this description you can see that the machine called 'blinker' is in a state 'INIT' (line 3), also, blinker has been in the INIT state for 24.503 seconds. </text:span></text:p>
      <text:p text:style-name="P26"><text:span text:style-name="T11">When clockwork starts running, all machines <text:s/>enter a state called INIT. Normally they quickly change state automatically but since the 'blinker' has nothing that causes a state change to 'on' or 'off', it will stay in INIT forever.</text:span></text:p>
      <text:list xml:id="list1347685167" text:style-name="L10">
        <text:list-item>
          <text:p text:style-name="P28"><text:span text:style-name="T11">manually set the blinker into the 'on' state using the SET command in iosh:</text:span></text:p>
        </text:list-item>
      </text:list>
      <text:p text:style-name="P19"><text:span text:style-name="T24"><text:tab/>&gt; SET blinker TO on;</text:span></text:p>
      <text:list xml:id="list553747497" text:style-name="L11">
        <text:list-item>
          <text:p text:style-name="P29"><text:span text:style-name="T11">you can also get the state of the blinker using the GET command:</text:span></text:p>
        </text:list-item>
      </text:list>
      <text:p text:style-name="P20"><text:span text:style-name="T24"><text:tab/>&gt; GET blinker;<text:line-break/><text:tab/>&gt; on<text:line-break/><text:tab/></text:span><text:span text:style-name="T25">&gt; GET blinker;<text:line-break/><text:tab/>&gt; off</text:span></text:p>
      <text:p text:style-name="P24"><text:span text:style-name="T9">Note: </text:span><text:span text:style-name="T7">If the </text:span><text:span text:style-name="T9">iosh </text:span><text:span text:style-name="T7">command prompt '&gt;' does not come back, iosh is trying to connect to an instance of clockwork but can't; </text:span><text:span text:style-name="T9">check that you still have cw running on the local host.</text:span></text:p>
      <text:h text:style-name="P6" text:outline-level="1"><text:bookmark-start text:name="__RefHeading__318_1909964891"/><text:span text:style-name="T27">Monitoring clockwork while it is running</text:span><text:bookmark-end text:name="__RefHeading__318_1909964891"/></text:h>
      <text:p text:style-name="P30"><text:span text:style-name="T12">Clockwork uses the </text:span><text:span text:style-name="T6">∅</text:span><text:span text:style-name="T21">MQ</text:span><text:span text:style-name="T14"> </text:span><text:span text:style-name="T13">messaging library for most of its communication needs, for example, iosh communicates with clockwork via </text:span><text:span text:style-name="T6">∅</text:span><text:span text:style-name="T21">MQ</text:span><text:span text:style-name="T14">. </text:span><text:span text:style-name="T13">Whenever machines change state, clockwork sends a message on a </text:span><text:span text:style-name="T6">∅</text:span><text:span text:style-name="T21">MQ</text:span><text:span text:style-name="T14"> </text:span><text:span text:style-name="T13">channel that other programs can subscribe to. The distribution includes a sample program that monitors this channel and displays state change information on the terminal.</text:span></text:p>
      <text:p text:style-name="P30"><text:span text:style-name="T13">This example runs from the top-level of the clockwork distribution.</text:span></text:p>
      <text:list xml:id="list244555065" text:style-name="L12">
        <text:list-item>
          <text:p text:style-name="P31"><text:span text:style-name="T7">execute the steps in section 1.1, above; those step build 'cw' and 'iosh'</text:span></text:p>
        </text:list-item>
        <text:list-item>
          <text:p text:style-name="P31"><text:span text:style-name="T15">in another terminal, </text:span><text:span text:style-name="T16">run clockwork against </text:span><text:span text:style-name="T13">the blink.cw</text:span><text:span text:style-name="T16"> </text:span><text:span text:style-name="T15">files in the clockwork/tests directory:<text:line-break/><text:line-break/><text:tab/></text:span><text:span text:style-name="T13">iod</text:span><text:span text:style-name="T29">/cw ../tests/blink.cw</text:span></text:p>
        </text:list-item>
        <text:list-item>
          <text:p text:style-name="P9"><text:span text:style-name="T34">use iosh to start the blinker working:<text:line-break/></text:span><text:span text:style-name="T15"><text:line-break/><text:tab/></text:span><text:span text:style-name="T30">echo 'SET blinker TO on;' | iod/iosh<text:line-break/></text:span></text:p>
        </text:list-item>
        <text:list-item>
          <text:p text:style-name="P32"><text:span text:style-name="T17">run the message monitoring program:<text:line-break/></text:span><text:span text:style-name="T15"><text:line-break/></text:span><text:span text:style-name="T32">$ iod/zmq_ecat_monitor <text:line-break/>Listening on port 5556<text:line-break/></text:span><text:soft-page-break/><text:span text:style-name="T32">blinker <text:s/>STATE on<text:line-break/>blinker <text:s/>STATE off<text:line-break/>blinker <text:s/>STATE on<text:line-break/>blinker <text:s/>STATE off</text:span><text:span text:style-name="T30"><text:line-break/></text:span></text:p>
        </text:list-item>
      </text:list>
      <text:p text:style-name="P33"><text:span text:style-name="T17">The monitor can be very useful (and very verbose) when testing clockwork programs but we have also recently started a new project at http://github.com/latproc/scope that aims to make much more sophisticated monitoring tools.</text:span></text:p>
      <text:h text:style-name="P7" text:outline-level="1"><text:span text:style-name="T26">Interacting with clockwork using a web client</text:span></text:h>
      <text:p text:style-name="P34"><text:span text:style-name="T18">The clockwork distribution includes a copy of mini_httpd (http://acme.com/software/mini_httpd/) that we have configured to provide a server for web-based interaction. There are a few other things to do to setup the server however and you may be more comfortable using another system. <text:s/>The critical components are: php 5.3 and the zmq library for php (http://zeromq.org/bindings:php).</text:span></text:p>
      <text:p text:style-name="P34"><text:span text:style-name="T18">[TBD more information required]</text:span></text:p>
      <text:p text:style-name="P34"><text:span text:style-name="T18">The web site organizes groups of clockwork machines into tabs and also provides some other tabs relating the Beckhoff EtherCAT</text:span><text:span text:style-name="T37">TM</text:span><text:span text:style-name="T18"> system if it is being used. </text:span><text:span text:style-name="T19">To keep the web page in sync with clockwork, the client periodically issues a request for a list of all machines, their states and properties.</text:span></text:p>
      <text:p text:style-name="P35"><text:span text:style-name="T19">For example, here is the LIST JSON output for our blink.cw program</text:span></text:p>
      <text:p text:style-name="P38"><text:span text:style-name="T28">&gt; LIST JSON;</text:span></text:p>
      <text:p text:style-name="P38"><text:span text:style-name="T28">&gt; [{</text:span></text:p>
      <text:p text:style-name="P38"><text:span text:style-name="T28"><text:tab/><text:tab/>"name":<text:tab/>"blinker",</text:span></text:p>
      <text:p text:style-name="P38"><text:span text:style-name="T28"><text:tab/><text:tab/>"class":<text:tab/>"Blinker",</text:span></text:p>
      <text:p text:style-name="P38"><text:span text:style-name="T28"><text:tab/><text:tab/>"NAME":<text:tab/>"blinker",</text:span></text:p>
      <text:p text:style-name="P38"><text:span text:style-name="T28"><text:tab/><text:tab/>"STATE":<text:tab/>"on",</text:span></text:p>
      <text:p text:style-name="P38"><text:span text:style-name="T28"><text:tab/><text:tab/>"executing":<text:tab/>"WaitAction 1000",</text:span></text:p>
      <text:p text:style-name="P38"><text:span text:style-name="T28"><text:tab/><text:tab/>"enabled":<text:tab/>true,</text:span></text:p>
      <text:p text:style-name="P38"><text:span text:style-name="T28"><text:tab/><text:tab/>"state":<text:tab/>"on"</text:span></text:p>
      <text:p text:style-name="P38"><text:span text:style-name="T28"><text:tab/>}]</text:span></text:p>
      <text:p text:style-name="P35"><text:span text:style-name="T19"/></text:p>
      <text:p text:style-name="P35"><text:span text:style-name="T19"/></text:p>
      <text:p text:style-name="P37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.667cm" fo:margin-right="0cm" fo:margin-top="0cm" fo:margin-bottom="0cm" style:contextual-spacing="false" fo:text-indent="-1.614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font-size="18pt" fo:font-weight="bold" officeooo:rsid="00051f97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3-09-03T15:18:02</meta:creation-date>
    <dc:date>2013-09-03T20:40:00</dc:date>
    <dc:creator>Martin </dc:creator>
    <meta:editing-duration>PT4H39M42S</meta:editing-duration>
    <meta:editing-cycles>16</meta:editing-cycles>
    <meta:generator>LibreOffice/3.6$Linux_X86_64 LibreOffice_project/360m1$Build-2</meta:generator>
    <meta:document-statistic meta:table-count="0" meta:image-count="0" meta:object-count="0" meta:page-count="4" meta:paragraph-count="82" meta:word-count="929" meta:character-count="5641" meta:non-whitespace-character-count="4693"/>
  </office:meta>
</office:document-meta>
</file>